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5in" text:min-label-width="0.25in"/>
      </text:list-level-style-number>
      <text:list-level-style-number text:level="3" style:num-suffix=")" style:num-format="1">
        <style:list-level-properties text:space-before="0.75in" text:min-label-width="0.25in"/>
      </text:list-level-style-number>
      <text:list-level-style-number text:level="4" style:num-suffix=")" style:num-format="1">
        <style:list-level-properties text:space-before="1in" text:min-label-width="0.25in"/>
      </text:list-level-style-number>
      <text:list-level-style-number text:level="5" style:num-suffix=")" style:num-format="1">
        <style:list-level-properties text:space-before="1.25in" text:min-label-width="0.25in"/>
      </text:list-level-style-number>
      <text:list-level-style-number text:level="6" style:num-suffix=")" style:num-format="1">
        <style:list-level-properties text:space-before="1.5in" text:min-label-width="0.25in"/>
      </text:list-level-style-number>
      <text:list-level-style-number text:level="7" style:num-suffix=")" style:num-format="1">
        <style:list-level-properties text:space-before="1.75in" text:min-label-width="0.25in"/>
      </text:list-level-style-number>
      <text:list-level-style-number text:level="8" style:num-suffix=")" style:num-format="1">
        <style:list-level-properties text:space-before="2in" text:min-label-width="0.25in"/>
      </text:list-level-style-number>
      <text:list-level-style-number text:level="9" style:num-suffix=")" style:num-format="1">
        <style:list-level-properties text:space-before="2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QuirreL SQL Client Testing – 08/15/2005 (manningr@users.sourceforge.net)</text:p>
      <text:p text:style-name="Standard"/>
      <text:p text:style-name="Standard"><text:tab/>Software regression testing is a necessary – though mundane – and normal part of developing high-quality software. <text:s/>It involves the systematic categorization of all functionality within the implementation under test (IUT), then document steps to exercise each feature and finally, executing those steps. <text:s/>Once a sufficient number of test cases have been developed, it is possible to be confident that a particular release adds enhancements and/or bug fixes without re-introducing previously fixed bugs, or adding new ones. </text:p>
      <text:p text:style-name="Standard"/>
      <text:p text:style-name="Standard"><text:tab/>The SQuirreL SQL Client application has a number of different functional areas that should be tested. <text:s/>Each functional area will be identified and test cases will be developed to test that area. <text:s/>These test cases will be grouped into documents by functional area. <text:s/>One document is provided for each functional area. <text:s/>This is done so that the scripts to run (Test Set) for any particular release can be chosen based on their associated functional area. <text:s/>A prerequisite to running test cases is data setup. <text:s/>This will reside in it's own document since it is natural to setup all of the test data at the same time. <text:s/>The data setup will be done in such a way that it can be performed once for any given release in order to prepare to run all of the regression tests.</text:p>
      <text:p text:style-name="Standard"/>
      <text:p text:style-name="Standard">The following functional areas have been identified and will be documented in a separate document (one document per functional area):</text:p>
      <text:p text:style-name="Standard"/>
      <text:list text:style-name="L1">
        <text:list-item>
          <text:p text:style-name="P1">Global Preferences</text:p>
        </text:list-item>
        <text:list-item>
          <text:p text:style-name="P1">Session Preferences</text:p>
        </text:list-item>
        <text:list-item>
          <text:p text:style-name="P1">Driver Configuration</text:p>
        </text:list-item>
        <text:list-item>
          <text:p text:style-name="P1">Alias Configuration</text:p>
        </text:list-item>
        <text:list-item>
          <text:p text:style-name="P1">Session Object Browser</text:p>
        </text:list-item>
        <text:list-item>
          <text:p text:style-name="P1">Session SQL Worksheet</text:p>
        </text:list-item>
        <text:list-item>
          <text:p text:style-name="P1">Log Viewer</text:p>
        </text:list-item>
        <text:list-item>
          <text:p text:style-name="P1">Plugin Summary</text:p>
        </text:list-item>
        <text:list-item>
          <text:p text:style-name="P1">Code Completion Plugin</text:p>
        </text:list-item>
        <text:list-item>
          <text:p text:style-name="P1">Edit Extras Plugin</text:p>
        </text:list-item>
        <text:list-item>
          <text:p text:style-name="P1">Look-and-Feel Plugin</text:p>
        </text:list-item>
        <text:list-item>
          <text:p text:style-name="P1">Session Scripts Plugin</text:p>
        </text:list-item>
        <text:list-item>
          <text:p text:style-name="P1">SQL Bookmark Plugin</text:p>
        </text:list-item>
        <text:list-item>
          <text:p text:style-name="P1">SQL Script Plugin</text:p>
        </text:list-item>
        <text:list-item>
          <text:p text:style-name="P1">Syntax Plug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Win32 OpenOffice.org_project/680m104$Build-8913</meta:generator>
    <meta:creation-date>2005-08-15T21:35:23</meta:creation-date>
    <dc:date>2005-08-15T21:59:11</dc:date>
    <dc:language>en-US</dc:language>
    <meta:editing-cycles>12</meta:editing-cycles>
    <meta:editing-duration>PT23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283" meta:character-count="1767"/>
  </office:meta>
</office:document-meta>
</file>